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AR" style:text-underline-style="solid" style:text-underline-width="auto" style:text-underline-color="font-color" fo:font-weight="bold" officeooo:rsid="001e925f" officeooo:paragraph-rsid="001e925f" style:font-weight-asian="bold" style:font-weight-complex="bold"/>
    </style:style>
    <style:style style:name="P2" style:family="paragraph" style:parent-style-name="Standard">
      <style:text-properties fo:language="es" fo:country="AR" officeooo:rsid="001e925f" officeooo:paragraph-rsid="001e925f"/>
    </style:style>
    <style:style style:name="P3" style:family="paragraph" style:parent-style-name="Standard">
      <style:text-properties fo:language="es" fo:country="AR" officeooo:rsid="001e925f" officeooo:paragraph-rsid="001fdfc8"/>
    </style:style>
    <style:style style:name="P4" style:family="paragraph" style:parent-style-name="Standard">
      <style:text-properties fo:language="es" fo:country="AR" fo:font-weight="bold" officeooo:rsid="001e925f" officeooo:paragraph-rsid="001e925f" style:font-weight-asian="bold" style:font-weight-complex="bold"/>
    </style:style>
    <style:style style:name="P5" style:family="paragraph" style:parent-style-name="Standard">
      <style:text-properties fo:language="es" fo:country="AR" fo:font-weight="bold" officeooo:rsid="001fdfc8" officeooo:paragraph-rsid="001fdfc8" style:font-weight-asian="bold" style:font-weight-complex="bold"/>
    </style:style>
    <style:style style:name="P6" style:family="paragraph" style:parent-style-name="Standard" style:list-style-name="L1">
      <style:text-properties fo:language="es" fo:country="AR" officeooo:paragraph-rsid="001fdfc8"/>
    </style:style>
    <style:style style:name="P7" style:family="paragraph" style:parent-style-name="Standard" style:list-style-name="L2">
      <style:text-properties fo:language="es" fo:country="AR" officeooo:paragraph-rsid="002084e1"/>
    </style:style>
    <style:style style:name="P8" style:family="paragraph" style:parent-style-name="Standard" style:list-style-name="L3">
      <style:text-properties fo:language="es" fo:country="AR" officeooo:paragraph-rsid="001e925f"/>
    </style:style>
    <style:style style:name="P9" style:family="paragraph" style:parent-style-name="Standard" style:list-style-name="L4">
      <style:text-properties fo:language="es" fo:country="AR" fo:font-style="italic" officeooo:rsid="001fdfc8" officeooo:paragraph-rsid="001e925f" style:font-style-asian="italic" style:font-style-complex="italic"/>
    </style:style>
    <style:style style:name="P10" style:family="paragraph" style:parent-style-name="Standard" style:list-style-name="L5">
      <style:text-properties fo:language="es" fo:country="AR" officeooo:paragraph-rsid="001e925f"/>
    </style:style>
    <style:style style:name="P11" style:family="paragraph" style:parent-style-name="Standard" style:list-style-name="L6">
      <style:text-properties fo:language="es" fo:country="AR" officeooo:paragraph-rsid="001fdfc8"/>
    </style:style>
    <style:style style:name="P12" style:family="paragraph" style:parent-style-name="Standard">
      <style:text-properties fo:language="es" fo:country="AR" fo:font-style="normal" officeooo:rsid="001fdfc8" officeooo:paragraph-rsid="001fdfc8" style:font-style-asian="normal" style:font-style-complex="normal"/>
    </style:style>
    <style:style style:name="P13" style:family="paragraph" style:parent-style-name="Standard">
      <style:text-properties fo:language="es" fo:country="AR" fo:font-style="normal" officeooo:rsid="002084e1" officeooo:paragraph-rsid="002084e1" style:font-style-asian="normal" style:font-style-complex="normal"/>
    </style:style>
    <style:style style:name="P14" style:family="paragraph" style:parent-style-name="Standard">
      <style:text-properties fo:language="es" fo:country="AR" fo:font-style="normal" officeooo:rsid="002202ab" officeooo:paragraph-rsid="002202ab" style:font-style-asian="normal" style:font-style-complex="normal"/>
    </style:style>
    <style:style style:name="P15" style:family="paragraph" style:parent-style-name="Standard">
      <style:text-properties fo:language="es" fo:country="AR" officeooo:rsid="002084e1" officeooo:paragraph-rsid="002084e1"/>
    </style:style>
    <style:style style:name="P16" style:family="paragraph" style:parent-style-name="Standard">
      <style:text-properties fo:language="es" fo:country="AR" officeooo:rsid="001fdfc8" officeooo:paragraph-rsid="001fdfc8"/>
    </style:style>
    <style:style style:name="P17" style:family="paragraph" style:parent-style-name="Standard">
      <style:text-properties fo:language="es" fo:country="AR" officeooo:paragraph-rsid="001fdfc8"/>
    </style:style>
    <style:style style:name="P18" style:family="paragraph" style:parent-style-name="Table_20_Contents">
      <style:paragraph-properties fo:text-align="center" style:justify-single-word="false"/>
      <style:text-properties fo:language="es" fo:country="AR" officeooo:rsid="001e925f" officeooo:paragraph-rsid="001e925f"/>
    </style:style>
    <style:style style:name="P19" style:family="paragraph" style:parent-style-name="Table_20_Contents">
      <style:paragraph-properties fo:text-align="center" style:justify-single-word="false"/>
      <style:text-properties fo:language="es" fo:country="AR"/>
    </style:style>
    <style:style style:name="P20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language="es" fo:country="AR" officeooo:rsid="001f05b7" officeooo:paragraph-rsid="001f05b7"/>
    </style:style>
    <style:style style:name="T1" style:family="text">
      <style:text-properties officeooo:rsid="001f05b7"/>
    </style:style>
    <style:style style:name="T2" style:family="text">
      <style:text-properties style:text-underline-style="none"/>
    </style:style>
    <style:style style:name="T3" style:family="text">
      <style:text-properties officeooo:rsid="001fdfc8"/>
    </style:style>
    <style:style style:name="T4" style:family="text">
      <style:text-properties fo:font-style="italic" officeooo:rsid="001fdfc8" style:font-style-asian="italic" style:font-style-complex="italic"/>
    </style:style>
    <style:style style:name="T5" style:family="text">
      <style:text-properties fo:font-style="italic" officeooo:rsid="002084e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dfc8" style:font-style-asian="normal" style:font-style-complex="normal"/>
    </style:style>
    <style:style style:name="T8" style:family="text">
      <style:text-properties fo:font-style="normal" officeooo:rsid="002202ab" style:font-style-asian="normal" style:font-style-complex="normal"/>
    </style:style>
    <style:style style:name="T9" style:family="text">
      <style:text-properties fo:font-style="normal" officeooo:rsid="00241be7" style:font-style-asian="normal" style:font-style-complex="normal"/>
    </style:style>
    <style:style style:name="T10" style:family="text">
      <style:text-properties officeooo:rsid="002084e1"/>
    </style:style>
    <style:style style:name="T11" style:family="text">
      <style:text-properties officeooo:rsid="002202ab"/>
    </style:style>
    <style:style style:name="T12" style:family="text">
      <style:text-properties fo:language="es" fo:country="AR"/>
    </style:style>
    <style:style style:name="T13" style:family="text">
      <style:text-properties officeooo:rsid="00241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:</text:p>
      <text:p text:style-name="P2"/>
      <text:p text:style-name="P4">Descripci<text:span text:style-name="T10">ó</text:span>n del algoritmo:</text:p>
      <text:p text:style-name="P2"/>
      <text:p text:style-name="P2"><text:tab/>Para encontrar los puntos de <text:span text:style-name="T13">articulación</text:span> de un grafo, se realiza un recorrido en profundidad (DFS). En el mismo se guarda la siguiente información:</text:p>
      <text:p text:style-name="P2"><text:tab/></text:p>
      <text:list xml:id="list3470437538597481788" text:style-name="L1">
        <text:list-item>
          <text:p text:style-name="P6"><text:span text:style-name="T4">Lista de visitados:</text:span><text:span text:style-name="T3"> Guarda verdadero si el nodo fue visitado, falso en caso contrario.</text:span></text:p>
        </text:list-item>
      </text:list>
      <text:list xml:id="list326195641114777122" text:style-name="L2">
        <text:list-item>
          <text:p text:style-name="P7"><text:span text:style-name="T5">Listas de tiempos de descubrimiento del nodo y tiempos bajos:</text:span><text:span text:style-name="T10"> Utilizados para hayar puntos de articulación.</text:span></text:p>
        </text:list-item>
      </text:list>
      <text:list xml:id="list2764091476622014428" text:style-name="L3">
        <text:list-item>
          <text:p text:style-name="P8"><text:span text:style-name="T4">Lista de padres:</text:span><text:span text:style-name="T3"> Que guarda el padre de cada nodo, si no tiene guarda un falso.</text:span></text:p>
        </text:list-item>
      </text:list>
      <text:list xml:id="list5381664305652993767" text:style-name="L4">
        <text:list-item>
          <text:p text:style-name="P9">Lista de cantidad de hijos por nodo.</text:p>
        </text:list-item>
      </text:list>
      <text:list xml:id="list9025102590615289294" text:style-name="L5">
        <text:list-item>
          <text:p text:style-name="P10"><text:span text:style-name="T4">Lista de nodos a procesar:</text:span><text:span text:style-name="T3"> Agregada al realizar la implementación iterativa, contiene los nodos que no han sido visitados en el recorrido.</text:span></text:p>
        </text:list-item>
      </text:list>
      <text:list xml:id="list7061159179381609856" text:style-name="L6">
        <text:list-item>
          <text:p text:style-name="P11"><text:span text:style-name="T4">Lista de puntos de articulación:</text:span><text:span text:style-name="T3"> Guarda verdadero si el nodo en la posicion </text:span><text:span text:style-name="T4">i </text:span><text:span text:style-name="T7">es un punto de </text:span><text:span text:style-name="T9">articulación.</text:span></text:p>
        </text:list-item>
      </text:list>
      <text:p text:style-name="P12"/>
      <text:p text:style-name="P15"><text:span text:style-name="T6">¿</text:span><text:span text:style-name="T7">C</text:span><text:span text:style-name="T6">uando se actualizan las lista de tiempos?</text:span></text:p>
      <text:p text:style-name="P13"/>
      <text:p text:style-name="P13"><text:tab/>El tiempo de descubrimiento del nodo es el instante en el que el recorrido DFS pasó por el nodo. Estos tiempos son enteros sin unidad.</text:p>
      <text:p text:style-name="P15"><text:span text:style-name="T6"><text:tab/>Tiempo bajo </text:span><text:span text:style-name="T8">de un nodo, teniendo en cuenta el arbol DFS,</text:span><text:span text:style-name="T6"> guarda </text:span><text:span text:style-name="T8">el minimo entre:</text:span><text:span text:style-name="T6"> el tiempo </text:span><text:span text:style-name="T8">de descubrimiento del nodo o</text:span><text:span text:style-name="T6"> </text:span><text:span text:style-name="T8">la suma de tiempos </text:span><text:span text:style-name="T6">utilizando aristas de avance </text:span><text:span text:style-name="T8">con </text:span><text:span text:style-name="T6">a los sumo una arista de retroceso.</text:span></text:p>
      <text:p text:style-name="P13"/>
      <text:p text:style-name="P14">¿Cuando un <text:span text:style-name="T13">vértice</text:span> es un puto de articulación?</text:p>
      <text:p text:style-name="P14"/>
      <text:p text:style-name="P14"><text:tab/>Si el <text:span text:style-name="T13">vértice</text:span> es raíz del <text:span text:style-name="T13">árbol</text:span> y tiene n hijos, n &gt; 1, es punto de articulación. Al remover la raíz el grafo queda dividido en n arboles.</text:p>
      <text:p text:style-name="P14"/>
      <text:p text:style-name="P14"><text:tab/>Sea v un nodo padre y u un nodo hijo si: bajo[u] &gt;= descubrimiento[v] entonces, v es punto de articulación.</text:p>
      <text:p text:style-name="P14"/>
      <text:p text:style-name="P14"><text:tab/>Obs.: Esta última condición en donde entran en juego los tiempos de bajo, si un nodo tiene un camino a un antecesor al padre v entonces la condición no se cumple.</text:p>
      <text:p text:style-name="P2"/>
      <text:p text:style-name="P4">Comparación de resultados:</text:p>
      <text:p text:style-name="P2"><text:tab/></text:p>
      <text:p text:style-name="P2"><text:tab/>La siguiente tabla muestra una comparación entre las dos implementaciones, iterativa y recursiva, de los algoritmos: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Grafo</text:p>
          </table:table-cell>
          <table:table-cell table:style-name="Table1.A1" office:value-type="string">
            <text:p text:style-name="P18">Tiempo algoritmo recusivo [s]</text:p>
          </table:table-cell>
          <table:table-cell table:style-name="Table1.C1" office:value-type="string">
            <text:p text:style-name="P18">Tiempo algoritmo iterativo [s]</text:p>
          </table:table-cell>
        </table:table-row>
        <table:table-row>
          <table:table-cell table:style-name="Table1.A2" office:value-type="string">
            <text:p text:style-name="P18">G1</text:p>
          </table:table-cell>
          <table:table-cell table:style-name="Table1.A2" office:value-type="string">
            <text:p text:style-name="P18">0<text:span text:style-name="T2">,</text:span>00020</text:p>
          </table:table-cell>
          <table:table-cell table:style-name="Table1.C2" office:value-type="string">
            <text:p text:style-name="P18">0,00032</text:p>
          </table:table-cell>
        </table:table-row>
        <table:table-row>
          <table:table-cell table:style-name="Table1.A2" office:value-type="string">
            <text:p text:style-name="P18">G2</text:p>
          </table:table-cell>
          <table:table-cell table:style-name="Table1.A2" office:value-type="string">
            <text:p text:style-name="P18">0,00122</text:p>
          </table:table-cell>
          <table:table-cell table:style-name="Table1.C2" office:value-type="string">
            <text:p text:style-name="P18">0,00144</text:p>
          </table:table-cell>
        </table:table-row>
        <table:table-row>
          <table:table-cell table:style-name="Table1.A2" office:value-type="string">
            <text:p text:style-name="P18">G3</text:p>
          </table:table-cell>
          <table:table-cell table:style-name="Table1.A2" office:value-type="string">
            <text:p text:style-name="P18">0,01473</text:p>
          </table:table-cell>
          <table:table-cell table:style-name="Table1.C2" office:value-type="string">
            <text:p text:style-name="P18">0,00979</text:p>
          </table:table-cell>
        </table:table-row>
        <table:table-row>
          <table:table-cell table:style-name="Table1.A2" office:value-type="string">
            <text:p text:style-name="P18">G4</text:p>
          </table:table-cell>
          <table:table-cell table:style-name="Table1.A2" office:value-type="string">
            <text:p text:style-name="P18">-</text:p>
          </table:table-cell>
          <table:table-cell table:style-name="Table1.C2" office:value-type="string">
            <text:p text:style-name="P18">0,11958</text:p>
          </table:table-cell>
        </table:table-row>
        <table:table-row>
          <table:table-cell table:style-name="Table1.A2" office:value-type="string">
            <text:p text:style-name="P18">G5</text:p>
          </table:table-cell>
          <table:table-cell table:style-name="Table1.A2" office:value-type="string">
            <text:p text:style-name="P18">-</text:p>
          </table:table-cell>
          <table:table-cell table:style-name="Table1.C2" office:value-type="string">
            <text:p text:style-name="P18">1,26262</text:p>
          </table:table-cell>
        </table:table-row>
        <table:table-row>
          <table:table-cell table:style-name="Table1.A2" office:value-type="string">
            <text:p text:style-name="P18">G6</text:p>
          </table:table-cell>
          <table:table-cell table:style-name="Table1.A2" office:value-type="string">
            <text:p text:style-name="P19">-</text:p>
          </table:table-cell>
          <table:table-cell table:style-name="Table1.C2" office:value-type="string">
            <text:p text:style-name="P18">13,6266</text:p>
          </table:table-cell>
        </table:table-row>
      </table:table>
      <text:p text:style-name="P2">Tabla 2.1: Comparación entre implementaciones recursivas e iterativas.</text:p>
      <text:p text:style-name="P2"><text:soft-page-break/></text:p>
      <text:p text:style-name="P2">Se puede observar en la tabla que el algoritmo recursivo no logró finalizar la <text:span text:style-name="T13">ejecución</text:span> para G4, G5 y G6, esto se debió a que llego al límite de profundidad de recursividad de Python. (RuntimeError: maximum recursion depth exceeded)</text:p>
      <text:p text:style-name="P2"/>
      <text:p text:style-name="P2"><text:tab/><text:span text:style-name="T1">Finalmente, se presentan los resultados de la ejecución:</text:span></text:p>
      <text:p text:style-name="P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0">Archivo</text:p>
          </table:table-cell>
          <table:table-cell table:style-name="Table2.A1" office:value-type="string">
            <text:p text:style-name="P20">G1</text:p>
          </table:table-cell>
          <table:table-cell table:style-name="Table2.A1" office:value-type="string">
            <text:p text:style-name="P20">G2</text:p>
          </table:table-cell>
          <table:table-cell table:style-name="Table2.A1" office:value-type="string">
            <text:p text:style-name="P20">G3</text:p>
          </table:table-cell>
          <table:table-cell table:style-name="Table2.A1" office:value-type="string">
            <text:p text:style-name="P20">G4</text:p>
          </table:table-cell>
          <table:table-cell table:style-name="Table2.A1" office:value-type="string">
            <text:p text:style-name="P20">G5</text:p>
          </table:table-cell>
          <table:table-cell table:style-name="Table2.G1" office:value-type="string">
            <text:p text:style-name="P20">G6</text:p>
          </table:table-cell>
        </table:table-row>
        <table:table-row>
          <table:table-cell table:style-name="Table2.A2" office:value-type="string">
            <text:p text:style-name="P20">Cantidad de nodos</text:p>
          </table:table-cell>
          <table:table-cell table:style-name="Table2.A2" office:value-type="string">
            <text:p text:style-name="P20">10</text:p>
          </table:table-cell>
          <table:table-cell table:style-name="Table2.A2" office:value-type="string">
            <text:p text:style-name="P20">100</text:p>
          </table:table-cell>
          <table:table-cell table:style-name="Table2.A2" office:value-type="string">
            <text:p text:style-name="P20">1.000</text:p>
          </table:table-cell>
          <table:table-cell table:style-name="Table2.A2" office:value-type="string">
            <text:p text:style-name="P20">10.000</text:p>
          </table:table-cell>
          <table:table-cell table:style-name="Table2.A2" office:value-type="string">
            <text:p text:style-name="P20">100.000</text:p>
          </table:table-cell>
          <table:table-cell table:style-name="Table2.G2" office:value-type="string">
            <text:p text:style-name="P20">1.000.000</text:p>
          </table:table-cell>
        </table:table-row>
        <table:table-row>
          <table:table-cell table:style-name="Table2.A2" office:value-type="string">
            <text:p text:style-name="P20">Cantidad de puntos de articulaci<text:span text:style-name="T3">ó</text:span>n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20">23</text:p>
          </table:table-cell>
          <table:table-cell table:style-name="Table2.A2" office:value-type="string">
            <text:p text:style-name="P20">301</text:p>
          </table:table-cell>
          <table:table-cell table:style-name="Table2.A2" office:value-type="string">
            <text:p text:style-name="P20">4.155</text:p>
          </table:table-cell>
          <table:table-cell table:style-name="Table2.G2" office:value-type="string">
            <text:p text:style-name="P20">63.942</text:p>
          </table:table-cell>
        </table:table-row>
      </table:table>
      <text:p text:style-name="P3">Tabla 2.<text:span text:style-name="T3">2</text:span>: Comparación <text:span text:style-name="T3">de resultados por archivo</text:span>.</text:p>
      <text:p text:style-name="P3"/>
      <text:p text:style-name="P5">Complejidad:</text:p>
      <text:p text:style-name="P16"/>
      <text:p text:style-name="P17"><text:span text:style-name="T3"><text:tab/>Al realizar un DFS, sabemos que su complejidad es </text:span>O(V+E), <text:span text:style-name="T3">siendo V la cantidad de vértices y E la cantidad de aristas.</text:span></text:p>
      <text:p text:style-name="P17"><text:tab/><text:span text:style-name="T11">No hay diferencia aparente entre la complejidad del algoritmo utilizando una implementación iterativa o recursiva. Lo que cambia es el tamaño del stack en las llamadas recursivas, que en el caso de tener un V grande este se hará masivo. Para la implementación iterativa se utiliza una lista, utilizada como una pila, de nodos a proces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0:21:49.877935636</meta:creation-date>
    <dc:date>2017-05-21T21:46:56.310235933</dc:date>
    <meta:editing-duration>PT7M46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69" meta:word-count="501" meta:character-count="2872" meta:non-whitespace-character-count="2432"/>
  </office:meta>
</office:document-meta>
</file>